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echnologies</text:p>
      <text:h text:style-name="Heading_20_1" text:outline-level="1">Linux</text:h>
      <text:h text:style-name="Heading_20_2" text:outline-level="2">Debian</text:h>
      <text:h text:style-name="Heading_20_2" text:outline-level="2">Ubuntu</text:h>
      <text:h text:style-name="Heading_20_1" text:outline-level="1">Serveurs</text:h>
      <text:h text:style-name="Heading_20_2" text:outline-level="2">Apache</text:h>
      <text:h text:style-name="Heading_20_2" text:outline-level="2">OpenLDAP</text:h>
      <text:h text:style-name="Heading_20_1" text:outline-level="1">Langages</text:h>
      <text:h text:style-name="Heading_20_2" text:outline-level="2">Python</text:h>
      <text:h text:style-name="Heading_20_2" text:outline-level="2">XML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ébastien CHAZALLET</meta:initial-creator>
    <meta:creation-date>2011-10-12T11:18:34</meta:creation-date>
    <dc:date>2011-10-12T11:29:08</dc:date>
    <dc:creator>Sébastien CHAZALLET</dc:creator>
    <meta:editing-duration>PT10M35S</meta:editing-duration>
    <meta:editing-cycles>3</meta:editing-cycles>
    <meta:generator>LibreOffice/3.3$Unix LibreOffice_project/330m19$Build-401</meta:generator>
    <meta:document-statistic meta:table-count="0" meta:image-count="0" meta:object-count="0" meta:page-count="1" meta:paragraph-count="10" meta:word-count="10" meta:character-count="68"/>
  </office:meta>
</office:document-meta>
</file>